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BcConsumer.setOu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isMtom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xfBcConsumer.getI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hainInitiationObserver.setExchangeProperties( Exchange exchange , Messag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xfBcConsum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xfBcConsum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hainInitiationObserver.JbiChainInitiationObserver( Endpoint endpoint , Bus 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ostInvokerInterceptor.processFaultDetail( Fault fault , Message ms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xfBcConsumer.removeEmptyDefaultTns( Element r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xfBcConsumer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PostInvokerInterceptor.handleMessage( final Message mess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CxfBcConsumer.getOu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ostInvokerInterceptor.JbiPostInvoker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xfBcConsumer.setInFaul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vokerInterceptor.JbiInvoker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OutFaul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getB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xfBcConsumer.getOutFa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valid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CxfBcConsumer.setWsdl( Resource 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LocationURI(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deactiv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InvokerInterceptor.getInvoke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InvokerInterceptor.copyJaxwsProperties( Message inMsg , Message out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xfBcConsumer.getBusCf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toElement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InvokerInterceptor.handleMessage( final Message messa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CxfBcConsumer.setBusCfg( String bus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In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isUseSOAP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registerListServiceHandl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xfBcConsum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process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xfBcConsumer.retrieveWSD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xfBcConsumer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getInFa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MtomEnabled( boolean mtom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setUseSOAPEnvelope( boolean useSOAPEnvel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nsumer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